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O FORMER DISCIPLES, LIVING IN THE TIME OF CHRIST (10: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O FORMER DISCIPLES, LIVING IN THE TIME OF CHRIST (10: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ndividuals (10:2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structions (10:1, 5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instructions (10:1, 5-1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mission field (10:5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mission (10:1, 7-1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ir mission (10:1, 7-15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preach that God's Kingdom is near (10:7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heal the sick, raise the dead, and cast out demons (10:1, 8a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o give freely (10:8b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o remain unburdened (10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o bless or curse each town upon leaving (10:11-1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instructions (10:1, 5-15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ir mission field (10:5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ir mission (10:1, 7-15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O FORMER DISCIPLES, LIVING IN THE TIME OF CHRIST (10:1-15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individuals (10:2-4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instructions (10:1, 5-15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MATTHEW 10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O FORMER DISCIPLES, LIVING IN THE TIME OF CHRIST (10:1-1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O FUTURE DISCIPLES, LIVING DURING THE TIME OF THE GREAT TRIBULATION (10:16-2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TO FUTURE DISCIPLES, LIVING DURING THE TIME OF THE GREAT TRIBULATION (10:16-23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The enemies of God will hate them (10:16-18, 23).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 enemies of God will hate them (10:16-18, 23).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Religious persecution (10:16-1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Political persecution (10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amily persecution (10:2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General persecution (10:22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O FUTURE DISCIPLES, LIVING DURING THE TIME OF THE GREAT TRIBULATION (10:16-23):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enemies of God will hate them (10:16-18, 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pirit of God will help them (10:19-2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MATTHEW 10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O FORMER DISCIPLES, LIVING IN THE TIME OF CHRIST (10:1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O FUTURE DISCIPLES, LIVING DURING THE TIME OF THE GREAT TRIBULATION (10:16-2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O FAITHFUL DISCIPLES, LIVING THROUGHOUT CHURCH HISTORY (10:24-4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O FAITHFUL DISCIPLES, LIVING THROUGHOUT CHURCH HISTORY (10:24-42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certainty (10:24-25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confidence (10:26-31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confidence (10:26-31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at people may do (10:26-2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What God will do (10:29-31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O FAITHFUL DISCIPLES, LIVING THROUGHOUT CHURCH HISTORY (10:24-42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certainty (10:24-2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confidence (10:26-3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onflict (10:34-36): Faith in Christ may well turn a person's family against him or her!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conditions (10:37-3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conditions (10:37-38)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priority of our love for Christ (10:37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roof of our love for Christ (10:3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O FAITHFUL DISCIPLES, LIVING THROUGHOUT CHURCH HISTORY (10:24-42):<text:s text:c="1"/></text:span><text:span text:style-name="a671" text:class-names=""/></text:p>
          </draw:text-box>
          <svg:title/>
          <svg:desc/>
        </draw:frame>
        <draw:frame draw:id="id114" presentation:style-name="a692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certainty (10:24-2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confidence (10:26-31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conflict (10:34-36): Faith in Christ may well turn a person's family against him or her!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conditions (10:37-3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compensation (10:32-33, 39-4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7" draw:style-name="a693" draw:master-page-name="Master1-Layout12-tx-Title-and-Text" presentation:presentation-page-layout-name="Master1-PPL12" draw:id="Slide-272">
        <draw:frame draw:id="id115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compensation (10:32-33, 39-42):<text:s text:c="1"/></text:span><text:span text:style-name="a695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o be honored by the Son in the presence of the Father (10:32-3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o fully gain one's life (10:3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o be given great rewards (10:40-4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O FAITHFUL DISCIPLES, LIVING THROUGHOUT CHURCH HISTORY (10:24-42):<text:s text:c="1"/></text:span><text:span text:style-name="a713" text:class-names=""/></text:p>
          </draw:text-box>
          <svg:title/>
          <svg:desc/>
        </draw:frame>
        <draw:frame draw:id="id118" presentation:style-name="a734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certainty (10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onfidence (10:26-3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onflict (10:34-36): Faith in Christ may well turn a person's family against him or her!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nditions (10:37-38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pensation (10:32-33, 39-42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9" draw:style-name="a735" draw:master-page-name="Master1-Layout12-tx-Title-and-Text" presentation:presentation-page-layout-name="Master1-PPL12" draw:id="Slide-274">
        <draw:frame draw:id="id119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MATTHEW 10</text:span><text:span text:style-name="a737" text:class-names=""/></text:p>
          </draw:text-box>
          <svg:title/>
          <svg:desc/>
        </draw:frame>
        <draw:frame draw:id="id120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TO FORMER DISCIPLES, LIVING IN THE TIME OF CHRIST (10:1-15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O FUTURE DISCIPLES, LIVING DURING THE TIME OF THE GREAT TRIBULATION (10:16-23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O FAITHFUL DISCIPLES, LIVING THROUGHOUT CHURCH HISTORY (10:24-42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0</dc:title>
    <meta:initial-creator>David STRICKLAND</meta:initial-creator>
    <dc:creator>David STRICKLAND</dc:creator>
    <meta:creation-date>2020-02-22T17:35:52Z</meta:creation-date>
    <dc:date>2020-02-22T17:35:53Z</dc:date>
    <meta:template xlink:href="BibleStudy" xlink:type="simple"/>
    <meta:editing-cycles>1</meta:editing-cycles>
    <meta:editing-duration>PT0S</meta:editing-duration>
    <meta:document-statistic meta:paragraph-count="71" meta:word-count="673"/>
  </office:meta>
</office:document-meta>
</file>